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893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1.019cm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0.9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58cm" svg:y1="23.479cm" svg:x2="20.304cm" svg:y2="23.479cm">
          <text:p/>
        </draw:line>
        <draw:line draw:style-name="gr1" draw:text-style-name="P1" draw:layer="layout" svg:x1="2.358cm" svg:y1="23.479cm" svg:x2="2.48cm" svg:y2="6.969cm">
          <text:p/>
        </draw:line>
        <draw:path draw:style-name="gr2" draw:text-style-name="P1" draw:layer="layout" svg:width="16.115cm" svg:height="13.571cm" draw:transform="skewX (-0.00139626340159549) rotate (1.42767932813136) translate (2.36464335065152cm 23.4875710981257cm)" svg:viewBox="0 0 16116 13572" svg:d="M0 0c12854-1 16116 13572 16116 13572">
          <text:p/>
        </draw:path>
        <draw:line draw:style-name="gr2" draw:text-style-name="P1" draw:layer="layout" svg:x1="2.48cm" svg:y1="13.065cm" svg:x2="8.828cm" svg:y2="13.065cm">
          <text:p/>
        </draw:line>
        <draw:line draw:style-name="gr2" draw:text-style-name="P1" draw:layer="layout" svg:x1="8.828cm" svg:y1="12.811cm" svg:x2="8.828cm" svg:y2="23.479cm">
          <text:p/>
        </draw:line>
        <draw:line draw:style-name="gr3" draw:text-style-name="P1" draw:layer="layout" svg:x1="2.358cm" svg:y1="15.351cm" svg:x2="6.143cm" svg:y2="15.351cm">
          <text:p/>
        </draw:line>
        <draw:line draw:style-name="gr3" draw:text-style-name="P1" draw:layer="layout" svg:x1="6.142cm" svg:y1="15.351cm" svg:x2="6.142cm" svg:y2="23.606cm">
          <text:p/>
        </draw:line>
        <draw:line draw:style-name="gr3" draw:text-style-name="P1" draw:layer="layout" svg:x1="2.358cm" svg:y1="23.479cm" svg:x2="11.881cm" svg:y2="3.032cm">
          <text:p/>
        </draw:line>
        <draw:line draw:style-name="gr3" draw:text-style-name="P1" draw:layer="layout" svg:x1="8.828cm" svg:y1="12.938cm" svg:x2="8.828cm" svg:y2="9.509cm">
          <text:p/>
        </draw:line>
        <draw:line draw:style-name="gr3" draw:text-style-name="P1" draw:layer="layout" svg:x1="8.828cm" svg:y1="9.636cm" svg:x2="2.48cm" svg:y2="9.636cm">
          <text:p/>
        </draw:line>
        <draw:line draw:style-name="gr3" draw:text-style-name="P1" draw:layer="layout" svg:x1="8.828cm" svg:y1="9.636cm" svg:x2="17.74cm" svg:y2="9.509cm">
          <text:p/>
        </draw:line>
        <draw:line draw:style-name="gr3" draw:text-style-name="P1" draw:layer="layout" svg:x1="18.073cm" svg:y1="9.425cm" svg:x2="18.145cm" svg:y2="23.352cm">
          <text:p/>
        </draw:line>
        <draw:line draw:style-name="gr3" draw:text-style-name="P1" draw:layer="layout" svg:x1="2.358cm" svg:y1="23.479cm" svg:x2="19.694cm" svg:y2="7.985cm">
          <text:p/>
        </draw:line>
        <draw:line draw:style-name="gr3" draw:text-style-name="P1" draw:layer="layout" svg:x1="2.358cm" svg:y1="23.352cm" svg:x2="17.374cm" svg:y2="1.762cm">
          <text:p/>
        </draw:line>
        <draw:line draw:style-name="gr3" draw:text-style-name="P1" draw:layer="layout" svg:x1="8.828cm" svg:y1="14.081cm" svg:x2="2.358cm" svg:y2="14.081cm">
          <text:p/>
        </draw:line>
        <draw:line draw:style-name="gr3" draw:text-style-name="P1" draw:layer="layout" svg:x1="7.485cm" svg:y1="14.081cm" svg:x2="7.607cm" svg:y2="23.479cm">
          <text:p/>
        </draw:line>
        <draw:frame draw:style-name="gr4" draw:text-style-name="P2" draw:layer="layout" svg:width="1.465cm" svg:height="1.143cm" svg:x="18.351cm" svg:y="6.588cm">
          <draw:text-box>
            <text:p>cc</text:p>
          </draw:text-box>
        </draw:frame>
        <draw:frame draw:style-name="gr5" draw:text-style-name="P2" draw:layer="layout" svg:width="1.524cm" svg:height="1.269cm" svg:x="4.736cm" svg:y="23.723cm">
          <draw:text-box>
            <text:p>h1</text:p>
          </draw:text-box>
        </draw:frame>
        <draw:frame draw:style-name="gr4" draw:text-style-name="P2" draw:layer="layout" svg:width="1.465cm" svg:height="1.143cm" svg:x="14.688cm" svg:y="1.762cm">
          <draw:text-box>
            <text:p>c2</text:p>
          </draw:text-box>
        </draw:frame>
        <draw:frame draw:style-name="gr4" draw:text-style-name="P2" draw:layer="layout" svg:width="1.465cm" svg:height="1.143cm" svg:x="1.381cm" svg:y="14.843cm">
          <draw:text-box>
            <text:p>q1</text:p>
          </draw:text-box>
        </draw:frame>
        <draw:frame draw:style-name="gr6" draw:text-style-name="P2" draw:layer="layout" svg:width="1.465cm" svg:height="1.196cm" svg:x="1.381cm" svg:y="13.573cm">
          <draw:text-box>
            <text:p>q2</text:p>
          </draw:text-box>
        </draw:frame>
        <draw:frame draw:style-name="gr4" draw:text-style-name="P2" draw:layer="layout" svg:width="1.465cm" svg:height="1.143cm" svg:x="1.533cm" svg:y="12.557cm">
          <draw:text-box>
            <text:p>q</text:p>
          </draw:text-box>
        </draw:frame>
        <draw:frame draw:style-name="gr4" draw:text-style-name="P2" draw:layer="layout" svg:width="1.465cm" svg:height="1.143cm" svg:x="10.049cm" svg:y="3.033cm">
          <draw:text-box>
            <text:p>c1</text:p>
          </draw:text-box>
        </draw:frame>
        <draw:frame draw:style-name="gr4" draw:text-style-name="P2" draw:layer="layout" svg:width="1.524cm" svg:height="1.143cm" svg:x="6.207cm" svg:y="23.86cm">
          <draw:text-box>
            <text:p>h2</text:p>
          </draw:text-box>
        </draw:frame>
        <draw:frame draw:style-name="gr4" draw:text-style-name="P2" draw:layer="layout" svg:width="1.524cm" svg:height="1.143cm" svg:x="7.731cm" svg:y="23.733cm">
          <draw:text-box>
            <text:p>h</text:p>
          </draw:text-box>
        </draw:frame>
        <draw:frame draw:style-name="gr4" draw:text-style-name="P2" draw:layer="layout" svg:width="1.524cm" svg:height="1.143cm" svg:x="17.637cm" svg:y="23.86cm">
          <draw:text-box>
            <text:p>h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20:58:58.059138172</meta:creation-date>
    <dc:date>2016-05-06T21:20:47.213149279</dc:date>
    <meta:editing-duration>PT21M10S</meta:editing-duration>
    <meta:editing-cycles>7</meta:editing-cycles>
    <meta:generator>LibreOffice/5.1.2.2.0$Linux_X86_64 LibreOffice_project/10m0$Build-2</meta:generator>
    <meta:document-statistic meta:object-count="26"/>
  </office:meta>
</office:document-meta>
</file>